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12C62BEFC411586339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" svg:font-family="Cour" style:font-adornments="Norma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6pt" officeooo:rsid="001c9243" officeooo:paragraph-rsid="001c9243" style:font-size-asian="16pt" style:font-size-complex="16pt"/>
    </style:style>
    <style:style style:name="P2" style:family="paragraph" style:parent-style-name="Text_20_body">
      <style:text-properties style:text-underline-style="none" officeooo:rsid="003258cc" officeooo:paragraph-rsid="003258cc"/>
    </style:style>
    <style:style style:name="P3" style:family="paragraph" style:parent-style-name="Text_20_body">
      <style:text-properties style:text-underline-style="none" officeooo:rsid="0037db2b" officeooo:paragraph-rsid="0037db2b"/>
    </style:style>
    <style:style style:name="P4" style:family="paragraph" style:parent-style-name="Text_20_body">
      <style:text-properties style:text-underline-style="none" officeooo:rsid="003b45b2" officeooo:paragraph-rsid="003b45b2"/>
    </style:style>
    <style:style style:name="P5" style:family="paragraph" style:parent-style-name="Text_20_body">
      <style:text-properties style:text-underline-style="none" officeooo:rsid="003c19c8" officeooo:paragraph-rsid="003c19c8"/>
    </style:style>
    <style:style style:name="P6" style:family="paragraph" style:parent-style-name="Text_20_body">
      <style:text-properties style:text-underline-style="none" officeooo:rsid="003c8a28" officeooo:paragraph-rsid="003c8a28"/>
    </style:style>
    <style:style style:name="P7" style:family="paragraph" style:parent-style-name="Text_20_body">
      <style:text-properties fo:font-size="12pt" style:text-underline-style="none" officeooo:rsid="002af38a" officeooo:paragraph-rsid="002af38a" style:font-size-asian="10.5pt" style:font-size-complex="12pt"/>
    </style:style>
    <style:style style:name="P8" style:family="paragraph" style:parent-style-name="Text_20_body">
      <style:text-properties fo:font-size="12pt" style:text-underline-style="none" officeooo:rsid="002b7edc" officeooo:paragraph-rsid="002b7edc" style:font-size-asian="10.5pt" style:font-size-complex="12pt"/>
    </style:style>
    <style:style style:name="P9" style:family="paragraph" style:parent-style-name="Text_20_body">
      <style:text-properties fo:font-size="12pt" style:text-underline-style="none" officeooo:rsid="002af38a" officeooo:paragraph-rsid="002af38a" style:font-size-asian="12pt" style:font-size-complex="12pt"/>
    </style:style>
    <style:style style:name="P10" style:family="paragraph" style:parent-style-name="Text_20_body">
      <style:text-properties fo:font-size="12pt" officeooo:paragraph-rsid="002af38a" style:font-size-asian="12pt" style:font-size-complex="12pt"/>
    </style:style>
    <style:style style:name="P11" style:family="paragraph" style:parent-style-name="Text_20_body">
      <style:text-properties officeooo:rsid="002b7edc" officeooo:paragraph-rsid="002b7edc"/>
    </style:style>
    <style:style style:name="P12" style:family="paragraph" style:parent-style-name="Text_20_body">
      <style:text-properties officeooo:rsid="002c57fa" officeooo:paragraph-rsid="002c57fa"/>
    </style:style>
    <style:style style:name="P13" style:family="paragraph" style:parent-style-name="Text_20_body">
      <style:text-properties officeooo:paragraph-rsid="002d0d99"/>
    </style:style>
    <style:style style:name="P14" style:family="paragraph" style:parent-style-name="Text_20_body">
      <style:text-properties fo:font-size="11pt" officeooo:paragraph-rsid="002dcca8" style:font-size-asian="11pt" style:font-size-complex="11pt"/>
    </style:style>
    <style:style style:name="P15" style:family="paragraph" style:parent-style-name="Text_20_body">
      <style:text-properties fo:font-size="11pt" officeooo:paragraph-rsid="00312208"/>
    </style:style>
    <style:style style:name="P16" style:family="paragraph" style:parent-style-name="Text_20_body">
      <style:text-properties officeooo:paragraph-rsid="0032be26"/>
    </style:style>
    <style:style style:name="P17" style:family="paragraph" style:parent-style-name="Text_20_body">
      <style:text-properties officeooo:rsid="003454c9" officeooo:paragraph-rsid="003454c9"/>
    </style:style>
    <style:style style:name="P18" style:family="paragraph" style:parent-style-name="Text_20_body">
      <style:text-properties style:font-name="sans-serif" fo:font-size="11pt" officeooo:paragraph-rsid="00312208" style:font-size-asian="11pt" style:font-size-complex="11pt"/>
    </style:style>
    <style:style style:name="P19" style:family="paragraph" style:parent-style-name="Text_20_body">
      <style:text-properties style:font-name="sans-serif" fo:font-size="11pt" officeooo:rsid="003454c9" officeooo:paragraph-rsid="003454c9" style:font-size-asian="11pt" style:font-size-complex="11pt"/>
    </style:style>
    <style:style style:name="P20" style:family="paragraph" style:parent-style-name="Text_20_body">
      <style:text-properties officeooo:paragraph-rsid="003ee223"/>
    </style:style>
    <style:style style:name="P21" style:family="paragraph" style:parent-style-name="Terminal">
      <style:text-properties fo:background-color="#ffff00"/>
    </style:style>
    <style:style style:name="P22" style:family="paragraph" style:parent-style-name="Standard">
      <style:text-properties style:font-name="sans-serif" fo:font-size="11pt" style:font-size-asian="11pt" style:font-size-complex="11pt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style:font-name="sans-serif" fo:font-size="11pt" officeooo:paragraph-rsid="003ee223" style:font-size-asian="11pt" style:font-size-complex="11pt"/>
    </style:style>
    <style:style style:name="P25" style:family="paragraph" style:parent-style-name="Heading_20_1">
      <style:text-properties style:text-underline-style="solid" style:text-underline-width="auto" style:text-underline-color="font-color" officeooo:paragraph-rsid="002af38a"/>
    </style:style>
    <style:style style:name="P26" style:family="paragraph" style:parent-style-name="Heading_20_1">
      <style:text-properties style:text-underline-style="solid" style:text-underline-width="auto" style:text-underline-color="font-color" officeooo:paragraph-rsid="0037db2b"/>
    </style:style>
    <style:style style:name="P27" style:family="paragraph" style:parent-style-name="Heading_20_1">
      <style:paragraph-properties fo:break-before="page"/>
      <style:text-properties style:text-underline-style="solid" style:text-underline-width="auto" style:text-underline-color="font-color" officeooo:paragraph-rsid="003258cc"/>
    </style:style>
    <style:style style:name="T1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ed1c24" style:text-underline-style="solid" style:text-underline-width="auto" style:text-underline-color="font-color" fo:font-weight="bold" officeooo:rsid="0029f1ff" style:font-weight-asian="bold" style:font-weight-complex="bold"/>
    </style:style>
    <style:style style:name="T3" style:family="text">
      <style:text-properties fo:color="#ed1c24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1c9243"/>
    </style:style>
    <style:style style:name="T6" style:family="text">
      <style:text-properties officeooo:rsid="002af38a"/>
    </style:style>
    <style:style style:name="T7" style:family="text">
      <style:text-properties style:font-name="sans-serif" fo:font-size="11pt" style:font-size-asian="11pt" style:font-size-complex="11pt"/>
    </style:style>
    <style:style style:name="T8" style:family="text">
      <style:text-properties style:font-name="sans-serif" fo:font-size="11pt" officeooo:rsid="002dcca8" style:font-size-asian="11pt" style:font-size-complex="11pt"/>
    </style:style>
    <style:style style:name="T9" style:family="text">
      <style:text-properties style:font-name="sans-serif" fo:font-size="11pt" officeooo:rsid="0037db2b" style:font-size-asian="11pt" style:font-size-complex="11pt"/>
    </style:style>
    <style:style style:name="T10" style:family="text">
      <style:text-properties style:font-name="sans-serif" officeooo:rsid="002dcca8"/>
    </style:style>
    <style:style style:name="T11" style:family="text">
      <style:text-properties style:font-name="sans-serif" officeooo:rsid="00312208"/>
    </style:style>
    <style:style style:name="T12" style:family="text">
      <style:text-properties style:font-name="sans-serif" officeooo:rsid="00312208" style:font-size-asian="9.60000038146973pt" style:font-size-complex="11pt"/>
    </style:style>
    <style:style style:name="T13" style:family="text">
      <style:text-properties style:font-name="sans-serif" style:font-size-asian="11pt" style:font-size-complex="11pt"/>
    </style:style>
    <style:style style:name="T14" style:family="text">
      <style:text-properties style:text-underline-style="none" officeooo:rsid="002af38a"/>
    </style:style>
    <style:style style:name="T15" style:family="text">
      <style:text-properties style:text-underline-style="none" officeooo:rsid="0032be26"/>
    </style:style>
    <style:style style:name="T16" style:family="text">
      <style:text-properties style:text-underline-style="none" officeooo:rsid="003c8a28"/>
    </style:style>
    <style:style style:name="T17" style:family="text">
      <style:text-properties style:text-underline-style="none" officeooo:rsid="003cf9f9"/>
    </style:style>
    <style:style style:name="T18" style:family="text">
      <style:text-properties fo:font-size="11pt" officeooo:rsid="002d0d99" style:font-size-asian="11pt" style:font-size-complex="11pt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2b7edc" fo:background-color="#ffff00" loext:char-shading-value="0"/>
    </style:style>
    <style:style style:name="T21" style:family="text">
      <style:text-properties officeooo:rsid="002b7edc"/>
    </style:style>
    <style:style style:name="T22" style:family="text">
      <style:text-properties officeooo:rsid="002c57fa"/>
    </style:style>
    <style:style style:name="T23" style:family="text">
      <style:text-properties officeooo:rsid="002d0d99"/>
    </style:style>
    <style:style style:name="T24" style:family="text">
      <style:text-properties officeooo:rsid="00312208"/>
    </style:style>
    <style:style style:name="T25" style:family="text">
      <style:text-properties officeooo:rsid="003258cc"/>
    </style:style>
    <style:style style:name="T26" style:family="text">
      <style:text-properties officeooo:rsid="0032be26"/>
    </style:style>
    <style:style style:name="T27" style:family="text">
      <style:text-properties officeooo:rsid="0037db2b"/>
    </style:style>
    <style:style style:name="T28" style:family="text">
      <style:text-properties officeooo:rsid="003b45b2"/>
    </style:style>
    <style:style style:name="T29" style:family="text">
      <style:text-properties officeooo:rsid="003c8a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3"><text:a xlink:type="simple" xlink:href="#__RefHeading___Toc207_1128951959">1) Analyse des deux réponses<text:tab/>1</text:a></text:p>
          <text:p text:style-name="P23"><text:a xlink:type="simple" xlink:href="#__RefHeading___Toc209_1128951959">2) DNS et sécurité<text:tab/>3</text:a></text:p>
          <text:p text:style-name="P23"><text:a xlink:type="simple" xlink:href="#__RefHeading___Toc211_1128951959">3) DNS et PERFORMANCES<text:tab/>3</text:a></text:p>
        </text:index-body>
      </text:table-of-content>
      <text:h text:style-name="P25" text:outline-level="1"><text:bookmark-start text:name="__RefHeading___Toc207_1128951959"/><text:span text:style-name="T6">1) A</text:span>nalyse des deux réponses<text:bookmark-end text:name="__RefHeading___Toc207_1128951959"/></text:h>
      <text:p text:style-name="P9">1) Le statut a bien abouti car le statut est à noerror</text:p>
      <text:p text:style-name="P10"><text:span text:style-name="T14">2) </text:span><text:span text:style-name="T7">Chaque requête DNS correspond à un identifiant unique. Il permet de sécuriser les requêtes DNS : le résolveur n’accepte une réponse que si elle contient un Query ID identique à celui qu’il a lui-même envoyé. La réponse doit également correspondre à une question actuellement en suspens et être reçue sur le port UDP d’où venait la question.</text:span></text:p>
      <text:p text:style-name="P7">3) <text:span text:style-name="T21">La réponse est surligné en jaune</text:span></text:p>
      <text:p text:style-name="Terminal">root@203-15 : /home/test</text:p>
      <text:p text:style-name="P21"># dig @195.83.225.1 www.ac-montpellier.fr</text:p>
      <text:p text:style-name="Terminal"/>
      <text:p text:style-name="Terminal">; &lt;&lt;&gt;&gt; DiG 9.10.3-P4-Debian &lt;&lt;&gt;&gt; @195.83.225.1 www.ac-montpellier.fr</text:p>
      <text:p text:style-name="Terminal">; (1 server found)</text:p>
      <text:p text:style-name="Terminal">;; global options: +cmd</text:p>
      <text:p text:style-name="Terminal">;; Got answer:</text:p>
      <text:p text:style-name="Terminal">;; -&gt;&gt;HEADER&lt;&lt;- opcode: QUERY, status: NOERROR, id: 10538</text:p>
      <text:p text:style-name="Terminal">;; flags: qr aa rd ra; <text:span text:style-name="T19">QUERY: 1</text:span>, <text:span text:style-name="T19">ANSWER: 2</text:span>, <text:span text:style-name="T19">AUTHORITY: </text:span><text:span text:style-name="T20">2</text:span>, <text:span text:style-name="T19">ADDITIONAL: </text:span><text:span text:style-name="T20">1</text:span></text:p>
      <text:p text:style-name="Terminal">;; ANSWER SECTION:</text:p>
      <text:p text:style-name="Terminal">www.ac-montpellier.fr.<text:tab/>86400<text:tab/>IN<text:tab/>CNAME<text:tab/>vip02.webedu-proxy.menesr.ate.info.</text:p>
      <text:p text:style-name="Terminal">vip02.webedu-proxy.menesr.ate.info. 2328 IN A<text:tab/>185.75.143.25</text:p>
      <text:p text:style-name="P8"/>
      <text:p text:style-name="Terminal"><text:soft-page-break/>;; AUTHORITY SECTION:</text:p>
      <text:p text:style-name="Terminal">ate.info.<text:tab/><text:tab/>19683<text:tab/>IN<text:tab/>NS<text:tab/>ate-ns01.ate.info.</text:p>
      <text:p text:style-name="Terminal">a<text:span text:style-name="T24">D</text:span>te.info.<text:tab/><text:tab/>19683<text:tab/>IN<text:tab/>NS<text:tab/>ate-ns03.ate.info.</text:p>
      <text:p text:style-name="Terminal"/>
      <text:p text:style-name="Terminal">;; ADDITIONAL SECTION:</text:p>
      <text:p text:style-name="Terminal">ate-ns01.ate.info.<text:tab/>2974<text:tab/>IN<text:tab/>A<text:tab/>185.252.158.6</text:p>
      <text:p text:style-name="Terminal">;; Query time: 33 msec</text:p>
      <text:p text:style-name="Terminal">;; SERVER: 195.83.225.1#53(195.83.225.1)</text:p>
      <text:p text:style-name="Terminal">;; WHEN: Tue Sep 17 08:55:28 CEST 2019</text:p>
      <text:p text:style-name="Terminal">;; MSG SIZE <text:s/>rcvd: 270</text:p>
      <text:p text:style-name="P11">4) <text:span text:style-name="T22">Le serveur a répondu depuis le port 53.</text:span></text:p>
      <text:p text:style-name="P12">5) <text:span text:style-name="T23">Le temps mis pour recevoir la réponse est de 63ms</text:span></text:p>
      <text:p text:style-name="P13"><text:span text:style-name="T23">6)</text:span><text:span text:style-name="T18"> </text:span><text:span text:style-name="T7">l</text:span><text:span text:style-name="T8">I</text:span><text:span text:style-name="T7"> y a de l’équilibrage de charge sur le site www.ac-montpellier.fr avec au moins deux serveur</text:span></text:p>
      <text:p text:style-name="P14"><text:span text:style-name="T10">7) </text:span><text:span text:style-name="T11">Dans la deuxième réponse il n’y a pas d’authority ni d’additional.</text:span></text:p>
      <text:p text:style-name="P15"><text:span text:style-name="T12">8) </text:span><text:span text:style-name="T13">Le serveur google n’est pas autoritaire sur la zone ac-montpellier. C’est soit une réponse mise en cache soit le serveur de google a cherché la réponse sur un des serveurs autoritaires de ac-montpellier.fr et l’a mise en cache.</text:span></text:p>
      <text:p text:style-name="P18"/>
      <text:h text:style-name="P27" text:outline-level="1"><text:bookmark-start text:name="__RefHeading___Toc209_1128951959"/><text:span text:style-name="T25">2) </text:span>DNS et sécurité<text:bookmark-end text:name="__RefHeading___Toc209_1128951959"/></text:h>
      <text:p text:style-name="P2">1) <text:span text:style-name="T26">On peut avoir 2^16 TXID soit 65 536 possibilitées.</text:span></text:p>
      <text:p text:style-name="P16"><text:span text:style-name="T15">2) </text:span><text:span text:style-name="T7">Kaminisky a donc réussi à contourner le problème en demandant des noms DNS aléatoires sur un même domaine et en se servant des sections additionnelles pour empoisonner l’enregistrement qui l’intéressait.</text:span></text:p>
      <text:p text:style-name="P19">3) Cela facilite le DNS poisonning. Si un DNS est récursif ouvert il va recevoir une requête qu’il va renvoyer à tous les autres DNS et ils seront donc tous empoissonés.</text:p>
      <text:p text:style-name="P17"><text:span text:style-name="T7">4) </text:span><text:span text:style-name="T9">Si un serveur racine change d’adresse IP sans mettre à jour sa configuration les autres DNS pourront croire que c’est l’adresse du DNS principal qui envoie les requêtes.</text:span></text:p>
      <text:h text:style-name="P26" text:outline-level="1"><text:bookmark-start text:name="__RefHeading___Toc211_1128951959"/><text:span text:style-name="T27">3) </text:span>DNS et PERFORMANCES<text:bookmark-end text:name="__RefHeading___Toc211_1128951959"/></text:h>
      <text:p text:style-name="P3">1) <text:span text:style-name="T28">UDP est rapide mais n’est pas fiable car il n’y a pas de connexion entre les deux serveurs.</text:span></text:p>
      <text:p text:style-name="P4">TCP est plus lent mais est fiable car lui fait une connexion.</text:p>
      <text:p text:style-name="P5">2) <text:span text:style-name="T29">TCP est une solution à la faille de Kaminsky.</text:span></text:p>
      <text:p text:style-name="P20"><text:span text:style-name="T16">3) </text:span><text:span text:style-name="T17">Le temps moyen de résolution depuis chrome est de 98ms. Le temps pris par le DNS est assez long.</text:span></text:p>
      <text:p text:style-name="P24">Stratégie afin d’améliorer les temps de réponse DNS :</text:p>
      <text:p text:style-name="P24">-Avoir un cache DNS dans le navigateur.</text:p>
      <text:p text:style-name="P24">-Avoir un resolver DNS dans le navigateur afin de le contrôler et de l’optimiser.</text:p>
      <text:p text:style-name="P22">-Faire du DNS préfetching ( faire une résolution DNS préventive sur tous les liens et les noms de domaine contenus dans la page )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" svg:font-family="Cour" style:font-adornments="Norma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erminal" style:family="paragraph" style:parent-style-name="Heading_20_1" style:default-outline-level="" style:list-style-name="">
      <loext:graphic-properties draw:fill="solid" draw:fill-color="#000000"/>
      <style:paragraph-properties fo:text-align="start" style:justify-single-word="false" fo:background-color="#000000"/>
      <style:text-properties style:font-name="Cour" fo:font-family="Cour" style:font-style-name="Normal" fo:font-size="10pt" fo:font-weight="normal" officeooo:rsid="00288f48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officeooo:rsid="001c9243" officeooo:paragraph-rsid="001c9243" style:font-size-asian="16pt" style:font-size-complex="16pt"/>
    </style:style>
    <style:style style:name="MT1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fo:color="#ed1c24" style:text-underline-style="solid" style:text-underline-width="auto" style:text-underline-color="font-color" fo:font-weight="bold" officeooo:rsid="0029f1ff" style:font-weight-asian="bold" style:font-weight-complex="bold"/>
    </style:style>
    <style:style style:name="MT3" style:family="text">
      <style:text-properties fo:color="#ed1c24" fo:font-style="normal" style:text-underline-style="none" fo:font-weight="normal" style:font-style-asian="normal" style:font-weight-asian="normal" style:font-style-complex="normal" style:font-weight-complex="normal"/>
    </style:style>
    <style:style style:name="MT4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MT5" style:family="text">
      <style:text-properties officeooo:rsid="001c924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LAFORGE<text:tab/><text:span text:style-name="MT1">M</text:span><text:span text:style-name="MT2">3105</text:span><text:span text:style-name="MT1"> T</text:span><text:span text:style-name="MT2">D1</text:span><text:span text:style-name="MT3"><text:tab/></text:span><text:span text:style-name="MT4">RT1</text:span></text:p>
        <text:p text:style-name="MP1"><draw:frame draw:style-name="Mfr1" draw:name="Image1" text:anchor-type="paragraph" svg:x="15.808cm" svg:y="24.232cm" svg:width="1.702cm" svg:height="1.702cm" draw:z-index="2"><draw:image xlink:href="Pictures/100000000000012C0000012C62BEFC411586339F.jpg" xlink:type="simple" xlink:show="embed" xlink:actuate="onLoad"/></draw:frame>Samuel</text:p>
      </style:header>
      <style:footer>
        <text:p text:style-name="Footer"><text:date style:data-style-name="N37" text:date-value="2019-09-17T11:13:10.136523032">17/09/19</text:date><text:tab/><text:span text:style-name="MT5">Page </text:span><text:span text:style-name="MT5"><text:page-number text:select-page="current">3</text:page-number></text:span><text:span text:style-name="MT5">/</text:span><text:span text:style-name="MT5"><text:page-count>3</text:page-count></text:span><text:span text:style-name="MT5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20:14:11.997000000</meta:creation-date>
    <dc:date>2019-09-17T11:13:09.965827904</dc:date>
    <meta:editing-duration>PT2H25M55S</meta:editing-duration>
    <meta:editing-cycles>21</meta:editing-cycles>
    <meta:generator>LibreOffice/5.2.7.2$Linux_X86_64 LibreOffice_project/20m0$Build-2</meta:generator>
    <meta:document-statistic meta:table-count="0" meta:image-count="1" meta:object-count="0" meta:page-count="3" meta:paragraph-count="50" meta:word-count="523" meta:character-count="3088" meta:non-whitespace-character-count="2611"/>
  </office:meta>
</office:document-meta>
</file>